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90.22mm"/>
        </style:tab-stops>
      </style:paragraph-properties>
      <style:text-properties style:font-name="Century Gothic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91.02mm"/>
        </style:tab-stops>
      </style:paragraph-properties>
      <style:text-properties style:font-name="Century Gothic" fo:font-size="10pt" style:font-size-asian="10pt" style:font-size-complex="10pt"/>
    </style:style>
    <style:style style:name="P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SG" style:font-name-asian="SimSun" style:language-asian="zh" style:country-asian="CN"/>
    </style:style>
    <style:style style:name="T3" style:family="text">
      <style:text-properties fo:language="en" fo:country="SG" style:font-name-asian="SimSun" style:language-asian="zh" style:country-asian="CN" style:font-name-complex="TimesNewRoman"/>
    </style:style>
    <style:style style:name="T4" style:family="text">
      <style:text-properties fo:language="en" fo:country="SG" fo:font-weight="bold" style:font-name-asian="Calibri" style:language-asian="zh" style:country-asian="CN" style:font-weight-asian="bold" style:font-name-complex="Courier New" style:font-weight-complex="bold"/>
    </style:style>
    <style:style style:name="T5" style:family="text">
      <style:text-properties fo:language="en" fo:country="SG" fo:font-weight="bold" style:font-name-asian="SimSun" style:language-asian="zh" style:country-asian="CN" style:font-weight-asian="bold" style:font-weight-complex="bold"/>
    </style:style>
    <style:style style:name="T6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FIRMATION </text:p>
      <text:p text:style-name="P3">FOR THE PERIOD ENDED <text:span text:style-name="T2"><text:placeholder text:placeholder-type="text">&lt;get_upper(convert_date_d_B_Y(o.fs_end_date))&gt;</text:placeholder></text:span> </text:p>
      <text:p text:style-name="P1"/>
      <text:p text:style-name="P1"/>
      <text:p text:style-name="P1">We, the following directors &amp; shareholders of <text:span text:style-name="T4"><text:placeholder text:placeholder-type="text">&lt;o.name&gt;</text:placeholder></text:span><text:span text:style-name="T1">. (UEN: </text:span><text:span text:style-name="T5"><text:placeholder text:placeholder-type="text">&lt;o.uen&gt;</text:placeholder></text:span><text:span text:style-name="T1">),</text:span> having its registered office at <text:span text:style-name="T3"><text:placeholder text:placeholder-type="text">&lt;get_company_full_address(o.company_id)&gt;</text:placeholder></text:span>, do solemnly and sincerely declare as follows:- </text:p>
      <text:p text:style-name="P1"/>
      <text:p text:style-name="P1"/>
      <text:p text:style-name="P1"><text:tab/>1) The records of the Company are accurate and up to date. </text:p>
      <text:p text:style-name="P1"/>
      <text:p text:style-name="P1"/>
      <text:p text:style-name="P1"><text:tab/>2) <text:s text:c="2"/>The company is dormant since the day of incorporation on 24 July 2014. </text:p>
      <text:p text:style-name="P1"/>
      <text:p text:style-name="P1"/>
      <text:p text:style-name="P1"><text:tab/>3) <text:s/>The Company has no outstanding penalties or offers of composition fine owing to </text:p>
      <text:p text:style-name="P1"><text:s text:c="5"/>ACRA. </text:p>
      <text:p text:style-name="P1"/>
      <text:p text:style-name="P1"/>
      <text:p text:style-name="P1"><text:tab/>4) <text:s text:c="2"/>The Company has no outstanding tax liabilities owing to IRAS and is not indebted <text:s text:c="2"/></text:p>
      <text:p text:style-name="P1"><text:s text:c="6"/>to any other government department. </text:p>
      <text:p text:style-name="P1"/>
      <text:p text:style-name="P1"/>
      <text:p text:style-name="P1"><text:tab/>5) <text:s text:c="2"/>The Company has no outstanding charges in the Register of Charges. </text:p>
      <text:p text:style-name="P1"/>
      <text:p text:style-name="P1"/>
      <text:p text:style-name="P1"><text:tab/>6) <text:s/>The Company is not involved or threatened with legal proceedings within or </text:p>
      <text:p text:style-name="P1"><text:s text:c="6"/>outside Singapore. </text:p>
      <text:p text:style-name="P1"/>
      <text:p text:style-name="P1"/>
      <text:p text:style-name="P1"><text:tab/>7) <text:s/>The Company has no contingent assets and liabilities (i.e. assets/liabilities that </text:p>
      <text:p text:style-name="P1"><text:s text:c="6"/>may arise in the future). </text:p>
      <text:p text:style-name="P1"/>
      <text:p text:style-name="P1"/>
      <text:p text:style-name="P1"/>
      <text:p text:style-name="P1">And we hereby confirm this conscientiously believing the same to be true. </text:p>
      <text:p text:style-name="P7"><text:placeholder text:placeholder-type="text">&lt;for each="line in get_2directorin1line(o.id)"&gt;</text:placeholder></text:p>
      <text:p text:style-name="P1"/>
      <text:p text:style-name="P1"/>
      <text:p text:style-name="P1"/>
      <text:p text:style-name="P1">_______________________________<text:tab/><text:tab/><text:tab/><text:span text:style-name="T6"><text:placeholder text:placeholder-type="text">&lt;if test="line['director2']!=''"&gt;</text:placeholder></text:span>______________________________<text:tab/> <text:span text:style-name="T6"><text:placeholder text:placeholder-type="text">&lt;/if&gt;</text:placeholder></text:span></text:p>
      <text:p text:style-name="P5"><text:span text:style-name="T6"><text:placeholder text:placeholder-type="text">&lt;line['director1']&gt;</text:placeholder></text:span><text:span text:style-name="T6"><text:tab/></text:span><text:span text:style-name="T6"><text:placeholder text:placeholder-type="text">&lt;if test="line['director2']!=''"&gt;</text:placeholder></text:span><text:span text:style-name="T6"><text:placeholder text:placeholder-type="text">&lt;line['director2']&gt;</text:placeholder></text:span><text:span text:style-name="T6"><text:placeholder text:placeholder-type="text">&lt;/if&gt;</text:placeholder></text:span><text:tab/> </text:p>
      <text:p text:style-name="P1">Director &amp; Shareholder<text:tab/><text:tab/><text:tab/> <text:s text:c="13"/><text:span text:style-name="T6"><text:placeholder text:placeholder-type="text">&lt;if test="line['director2']!=''"&gt;</text:placeholder></text:span>Director &amp; Shareholder<text:span text:style-name="T6"><text:placeholder text:placeholder-type="text">&lt;/if&gt;</text:placeholder></text:span> <text:s text:c="15"/></text:p>
      <text:p text:style-name="P6">FIN No. : <text:span text:style-name="T6"><text:placeholder text:placeholder-type="text">&lt;line['nric1']&gt;</text:placeholder></text:span><text:tab/><text:span text:style-name="T6"><text:placeholder text:placeholder-type="text">&lt;if test="line['director2']!=''"&gt;</text:placeholder></text:span><text:span text:style-name="T6">FIN No.</text:span> : <text:span text:style-name="T6"><text:placeholder text:placeholder-type="text">&lt;line['nric2']&gt;</text:placeholder></text:span><text:span text:style-name="T6"><text:placeholder text:placeholder-type="text">&lt;/if&gt;</text:placeholder></text:span></text:p>
      <text:p text:style-name="P1"><text:span text:style-name="T6"><text:placeholder text:placeholder-type="text">&lt;/for&gt;</text:placeholder></text:span><text:tab/><text:tab/><text:tab/>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48:03</meta:creation-date>
    <dc:date>2015-12-08T17:25:04</dc:date>
    <dc:creator>phung11764 </dc:creator>
    <meta:editing-duration>PT7M49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1" meta:paragraph-count="21" meta:word-count="174" meta:character-count="1454" meta:non-whitespace-character-count="1204"/>
  </office:meta>
</office:document-meta>
</file>